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3.test_E_min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3.test_e_pl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3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13.test_e_min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3.test_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3.test_E_pl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Type( doubl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NLexerTest_13.test_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o( VO v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